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3000000A20AB449AFCFCE2EDE.png" manifest:media-type="image/png"/>
  <manifest:file-entry manifest:full-path="Pictures/20000007000069D500007A9454F70196064D97A0.wmf" manifest:media-type="image/x-wmf"/>
  <manifest:file-entry manifest:full-path="Pictures/10000000000000C3000000A21FD0037C468EBC8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1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1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5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2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0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31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32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3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34" style:family="paragraph" style:parent-style-name="Text_20_body">
      <style:text-properties fo:font-size="12pt" fo:language="ca" fo:country="ES" fo:font-weight="bold" officeooo:paragraph-rsid="00e88a3f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size="12pt" fo:language="ca" fo:country="ES" fo:font-style="italic" fo:font-weight="bold" officeooo:rsid="00e9c92e" officeooo:paragraph-rsid="00e9c92e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ize="12pt" fo:language="ca" fo:country="ES" fo:font-style="italic" fo:font-weight="bold" officeooo:rsid="00eeefce" officeooo:paragraph-rsid="00eeefce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P37" style:family="paragraph" style:parent-style-name="Text_20_body">
      <style:text-properties fo:font-size="12pt" fo:language="ca" fo:country="ES" fo:font-weight="normal" officeooo:paragraph-rsid="00e88a3f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38" style:family="paragraph" style:parent-style-name="Text_20_body">
      <style:text-properties fo:font-size="12pt" fo:language="ca" fo:country="ES" fo:font-weight="normal" officeooo:rsid="00eb3d50" officeooo:paragraph-rsid="00eb3d50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39" style:family="paragraph" style:parent-style-name="Text_20_body">
      <style:text-properties fo:font-size="12pt" fo:language="ca" fo:country="ES" fo:font-weight="normal" officeooo:paragraph-rsid="00eeefce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40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88a3f" officeooo:paragraph-rsid="00e88a3f" style:font-size-asian="11pt" style:font-weight-asian="bold" style:font-name-complex="Arial" style:font-size-complex="11pt" style:language-complex="ar" style:country-complex="SA" style:font-weight-complex="bold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style:font-size-asian="16pt" style:font-weight-asian="bold" style:font-size-complex="16pt"/>
    </style:style>
    <style:style style:name="T10" style:family="text">
      <style:text-properties officeooo:rsid="00dd0b04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transparent" loext:char-shading-value="0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d5d910" style:font-style-asian="normal"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824b6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officeooo:rsid="004fc10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ed0235" style:font-weight-asian="bold" style:font-weight-complex="bold"/>
    </style:style>
    <style:style style:name="T23" style:family="text">
      <style:text-properties fo:font-weight="bold" officeooo:rsid="00eeefce" style:font-weight-asian="bold" style:font-weight-complex="bold"/>
    </style:style>
    <style:style style:name="T24" style:family="text">
      <style:text-properties fo:font-weight="bold" officeooo:rsid="00eb3d5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8">2251</text:span><text:span text:style-name="T9"> CFG</text:span><text:span text:style-name="T8">S Administració de Sistemes Informàtics</text:span></text:p>
      <text:p text:style-name="P20">2252 CFGS Desenvolupament d'Aplicacions Multiplataforma</text:p>
      <text:h text:style-name="P31" text:outline-level="1"><text:span text:style-name="T12">Mòdul 3</text:span><text:span text:style-name="T11"> – Programació bàsica</text:span></text:h>
      <text:h text:style-name="P33" text:outline-level="1">UF2 – <text:span text:style-name="T16">Programació modular</text:span></text:h>
      <text:p text:style-name="P18"><text:span text:style-name="T18">Document </text:span><text:span text:style-name="T19">Informe de l'activitat dels especialistes </text:span><text:span text:style-name="T17">A</text:span><text:span text:style-name="T19">502</text:span><text:span text:style-name="T7"> </text:span></text:p>
      <text:p text:style-name="P17"/>
      <text:p text:style-name="P23"/>
      <text:p text:style-name="P15"/>
      <text:p text:style-name="P19"/>
      <text:p text:style-name="P25">Forma i dates de lliurament</text:p>
      <text:p text:style-name="P16"/>
      <text:p text:style-name="P27">En cas que hagueu de lliurar diversos fitxers, comprimiu-los tots en un format <text:span text:style-name="T13">ZIP</text:span><text:span text:style-name="T14"> </text:span><text:span text:style-name="T15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4"/>
      <text:p text:style-name="P40">Informe<text:bookmark-start text:name="__DdeLink__3243_1392924193"/></text:p>
      <text:h text:style-name="P32" text:outline-level="1"/>
      <text:p text:style-name="P34"><text:bookmark-end text:name="__DdeLink__3243_1392924193"/></text:p>
      <text:p text:style-name="P35">Resum activitat A502</text:p>
      <text:p text:style-name="P34">Es<text:span text:style-name="T20">criu un breu resum intentant explicar el que has aprés de l'activitat A502. Fes incidència sobretot en els aprenentatges específics de la teva especialitat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>Documentació tasques individuals A502</text:p>
      <text:p text:style-name="P38"><text:span text:style-name="T21">Enganxa aquí la documentació que hagis de presentar als teus companys, com a resultat de les tasques individuals de l'activitat A502 i que seran necessàries per avançar en el projecte. </text:span><text:span text:style-name="T22">Escriviu per cada document presentat, un</text:span><text:span text:style-name="T23">a</text:span><text:span text:style-name="T22"> introducció indicant què és i perquè és important o bé per a què es farà servir en el projecte.</text:span></text:p>
      <text:p text:style-name="P38"><text:span text:style-name="T21"/></text:p>
      <text:p text:style-name="P39"><text:span text:style-name="T24">En cas que una part del que hagueu de presentar sigui codi java, </text:span><text:span text:style-name="T23">mantingueu la introducció, però en comptes d'enganxar el codi, poseu-hi només una referencia a la carpeta on es troben.</text:span>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1FD0037C468EBC87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AB449AFCFCE2EDE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32</meta:editing-cycles>
    <meta:editing-duration>P5DT2H52M21S</meta:editing-duration>
    <dc:date>2015-10-27T00:07:06.159227078</dc:date>
    <dc:creator>josep </dc:creator>
    <meta:document-statistic meta:table-count="2" meta:image-count="3" meta:object-count="0" meta:page-count="1" meta:paragraph-count="30" meta:word-count="240" meta:character-count="1551" meta:non-whitespace-character-count="1336"/>
    <meta:user-defined meta:name="Info 1"/>
    <meta:user-defined meta:name="Info 2"/>
    <meta:user-defined meta:name="Info 3"/>
    <meta:user-defined meta:name="Info 4"/>
  </office:meta>
</office:document-meta>
</file>